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7-21_07-50-10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8" office:value-type="string">
            <text:p>2023-07-21_01-01-27_000.jpg</text:p>
          </table:table-cell>
          <table:table-cell table:style-name="ce26" office:value-type="string">
            <text:p>:m :PHOTO 寝た時刻 / 2023 / オナニー、未了、duration=0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0時間ぐらい,other=~">
            <text:p>:m :PHOTO 寝た時刻 / 2023 / オナニー、未了、duration=0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7-21_11-21-02_000.jpg</text:p>
          </table:table-cell>
          <table:table-cell table:style-name="ce26" office:value-type="string">
            <text:p>:m 1-2*4 RES / JVEMV6 64#310_hattatsu_otona / 『ちゃんと知りたい　大人の発達障害がわかる本』 著者=備瀬哲弘、監修,校注=~ / p.12 / w=PDD；オキシトシン；,topic=~,publisher=~,other=memo+:発達障害：種類；memo+:障害：定義；memo+:弁蓋部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1-2*4 RES / JVEMV6 64#310_hattatsu_otona / 『ちゃんと知りたい　大人の発達障害がわかる本』 著者=備瀬哲弘、監修,校注=~ / p.12 / w=PDD；オキシトシン；,topic=~,publisher=~,other=memo+:発達障害：種類；memo+:障害：定義；memo+:弁蓋部；">
            <text:p>:m 1-2*4 RES / JVEMV6 64#310_hattatsu_otona / 『ちゃんと知りたい　大人の発達障害がわかる本』 著者=備瀬哲弘、監修,校注=~ / p.12 / w=PDD；オキシトシン；,topic=~,publisher=~,other=memo+:発達障害：種類；memo+:障害：定義；memo+:弁蓋部；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7-20_19-01-21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7-20_19-01-12_000.jpg</text:p>
          </table:table-cell>
          <table:table-cell table:style-name="ce26" office:value-type="string">
            <text:p>:m 記録 / 身体 / 全身像 / 顔 / 様子 / time=夜；occasion=部屋の温度の、写真を撮るところ。暑い。何度あるか、記録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記録 / 身体 / 全身像 / 顔 / 様子 / time=夜；occasion=部屋の温度の、写真を撮るところ。暑い。何度あるか、記録">
            <text:p>:m 記録 / 身体 / 全身像 / 顔 / 様子 / time=夜；occasion=部屋の温度の、写真を撮るところ。暑い。何度あるか、記録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 office:value-type="string">
            <text:p>2023-07-20_20-58-1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4">
            <text:p>14</text:p>
          </table:table-cell>
          <table:table-cell table:style-name="ce10" office:value-type="string">
            <text:p>2023-07-21_12-58-4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8" office:value-type="string">
            <text:p>2023-07-21_11-47-56_000.jpg</text:p>
          </table:table-cell>
          <table:table-cell table:style-name="ce26" office:value-type="string">
            <text:p>:PHOTO 記録 / subject=ATM：操作画面：残高：入金前 / location=~ / content=~,for=令和新選組。入会のためのお金、入れる,other=残高が、常ならない金額分、増えている。お父さんの遺産。預金。お兄さんだろう、入れてくれたのだろう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subject=ATM：操作画面：残高：入金前 / location=~ / content=~,for=令和新選組。入会のためのお金、入れる,other=残高が、常ならない金額分、増えている。お父さんの遺産。預金。お兄さんだろう、入れてくれたのだろう。">
            <text:p>:PHOTO 記録 / subject=ATM：操作画面：残高：入金前 / location=~ / content=~,for=令和新選組。入会のためのお金、入れる,other=残高が、常ならない金額分、増えている。お父さんの遺産。預金。お兄さんだろう、入れてくれたのだろう。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8" office:value-type="string">
            <text:p>2023-07-21_11-49-09_000.jpg</text:p>
          </table:table-cell>
          <table:table-cell table:style-name="ce26" office:value-type="string">
            <text:p>:PHOTO 記録 / subject=ATM：操作画面：残高：入金前 / location=~ / content=~,for=令和新選組。入会のためのお金、入れる==&gt;入れた。１万円、残高が、増えている。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subject=ATM：操作画面：残高：入金前 / location=~ / content=~,for=令和新選組。入会のためのお金、入れる==&gt;入れた。１万円、残高が、増えている。,other=">
            <text:p>:PHOTO 記録 / subject=ATM：操作画面：残高：入金前 / location=~ / content=~,for=令和新選組。入会のためのお金、入れる==&gt;入れた。１万円、残高が、増えている。,other=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3">
            <text:p>13</text:p>
          </table:table-cell>
          <table:table-cell table:style-name="ce17" office:value-type="string">
            <text:p>2023-07-21_11-49-58_000.jpg</text:p>
          </table:table-cell>
          <table:table-cell table:style-name="ce26" office:value-type="string">
            <text:p>:PHOTO 記録 / subject=ATM：操作画面：残高：入金前 / location=~ / content=~,for=令和新選組。入会のためのお金、入れる==&gt;入れた。１万円、残高が、増えている。,other=写真は、利用明細票。コンビニを出て、駐車している自転車の上に置いて、撮影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subject=ATM：操作画面：残高：入金前 / location=~ / content=~,for=令和新選組。入会のためのお金、入れる==&gt;入れた。１万円、残高が、増えている。,other=写真は、利用明細票。コンビニを出て、駐車している自転車の上に置いて、撮影。">
            <text:p>:PHOTO 記録 / subject=ATM：操作画面：残高：入金前 / location=~ / content=~,for=令和新選組。入会のためのお金、入れる==&gt;入れた。１万円、残高が、増えている。,other=写真は、利用明細票。コンビニを出て、駐車している自転車の上に置いて、撮影。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6" office:value-type="float" office:value="7">
            <text:p>7</text:p>
          </table:table-cell>
          <table:table-cell table:style-name="ce18" office:value-type="string">
            <text:p>2023-07-21_07-51-4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7-20_18-49-28_000.mp4</text:p>
          </table:table-cell>
          <table:table-cell table:style-name="ce26" office:value-type="string">
            <text:p>:VIDEO / @自室 / 記録 / jap.flute / 演奏、play / R=1 / genre=melody,for=甲音、乙音。行き来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VIDEO / @自室 / 記録 / jap.flute / 演奏、play / R=1 / genre=melody,for=甲音、乙音。行き来,file-piece-id=~,memo=~,session=hour-18,recording-id=~,other=~ / follow+">
            <text:p>:VIDEO / @自室 / 記録 / jap.flute / 演奏、play / R=1 / genre=melody,for=甲音、乙音。行き来,file-piece-id=~,memo=~,session=hour-18,recording-id=~,other=~ / follow+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 office:value-type="string">
            <text:p>2023-07-21_11-21-19_000.jpg</text:p>
          </table:table-cell>
          <table:table-cell table:style-name="ce26" office:value-type="string">
            <text:p>:m 3*4 RES / JVEMV6 64#310_hattatsu_otona / 『ちゃんと知りたい　大人の発達障害がわかる本』 著者=備瀬哲弘、監修,校注=~ / p.12 / w=二次障害；,topic=~,publisher=~,other=list+:基本的生活能力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3*4 RES / JVEMV6 64#310_hattatsu_otona / 『ちゃんと知りたい　大人の発達障害がわかる本』 著者=備瀬哲弘、監修,校注=~ / p.12 / w=二次障害；,topic=~,publisher=~,other=list+:基本的生活能力；">
            <text:p>:m 3*4 RES / JVEMV6 64#310_hattatsu_otona / 『ちゃんと知りたい　大人の発達障害がわかる本』 著者=備瀬哲弘、監修,校注=~ / p.12 / w=二次障害；,topic=~,publisher=~,other=list+:基本的生活能力；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7-21_11-21-37_000.jpg</text:p>
          </table:table-cell>
          <table:table-cell table:style-name="ce26" office:value-type="string">
            <text:p>:m 4*4 RES / JVEMV6 64#310_hattatsu_otona / 『ちゃんと知りたい　大人の発達障害がわかる本』 著者=備瀬哲弘、監修,校注=~ / p.12 / w=~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4*4 RES / JVEMV6 64#310_hattatsu_otona / 『ちゃんと知りたい　大人の発達障害がわかる本』 著者=備瀬哲弘、監修,校注=~ / p.12 / w=~,topic=~,publisher=~,other=~">
            <text:p>:m 4*4 RES / JVEMV6 64#310_hattatsu_otona / 『ちゃんと知りたい　大人の発達障害がわかる本』 著者=備瀬哲弘、監修,校注=~ / p.12 / w=~,topic=~,publisher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5">
            <text:p>15</text:p>
          </table:table-cell>
          <table:table-cell table:style-name="ce17" office:value-type="string">
            <text:p>2023-07-21_17-03-55_000.jpg</text:p>
          </table:table-cell>
          <table:table-cell table:style-name="ce26" office:value-type="string">
            <text:p>:m 1*2 RES / JVEMV6 64#314_asperger_sakakihara / 『アスペルガー症候群と学習障害』 著者=榊原洋一,校注=~ / p.20 / w=発達検診；,topic=~,publisher=~,other=memo+:自閉症；memo+:DSM-4；list+:言葉：遅れの原因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1*2 RES / JVEMV6 64#314_asperger_sakakihara / 『アスペルガー症候群と学習障害』 著者=榊原洋一,校注=~ / p.20 / w=発達検診；,topic=~,publisher=~,other=memo+:自閉症；memo+:DSM-4；list+:言葉：遅れの原因；">
            <text:p>:m 1*2 RES / JVEMV6 64#314_asperger_sakakihara / 『アスペルガー症候群と学習障害』 著者=榊原洋一,校注=~ / p.20 / w=発達検診；,topic=~,publisher=~,other=memo+:自閉症；memo+:DSM-4；list+:言葉：遅れの原因；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7" office:value-type="string">
            <text:p>2023-07-21_17-04-20_000.jpg</text:p>
          </table:table-cell>
          <table:table-cell table:style-name="ce26" office:value-type="string">
            <text:p>:m 2*2 RES / JVEMV6 64#314_asperger_sakakihara / 『アスペルガー症候群と学習障害』 著者=榊原洋一,校注=~ / p.20 / w=結節性硬化症；；,topic=~,publisher=~,other=memo+:疫学：自閉症；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2*2 RES / JVEMV6 64#314_asperger_sakakihara / 『アスペルガー症候群と学習障害』 著者=榊原洋一,校注=~ / p.20 / w=結節性硬化症；；,topic=~,publisher=~,other=memo+:疫学：自閉症；">
            <text:p>:m 2*2 RES / JVEMV6 64#314_asperger_sakakihara / 『アスペルガー症候群と学習障害』 著者=榊原洋一,校注=~ / p.20 / w=結節性硬化症；；,topic=~,publisher=~,other=memo+:疫学：自閉症；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21];CONCATENATE([.C21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1">2023/07/21</text:date>, <text:time>18:02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21T18:02:54.94</dc:date>
    <dc:creator>岩淵 謙</dc:creator>
    <meta:editing-duration>P57DT19H41M10S</meta:editing-duration>
    <meta:editing-cycles>19202</meta:editing-cycles>
    <meta:document-statistic meta:table-count="2" meta:cell-count="926" meta:object-count="0"/>
    <meta:user-defined meta:name="qrichtext">1</meta:user-defined>
  </office:meta>
</office:document-meta>
</file>